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ooter">
      <style:text-properties officeooo:rsid="001568a9" officeooo:paragraph-rsid="001568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68a9" officeooo:paragraph-rsid="001568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cond</text:p>
      </style:footer>
      <style:footer-first>
        <text:p text:style-name="MP1">forst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9-29T21:06:34.496752949</meta:creation-date>
    <dc:date>2014-09-29T21:07:34.431145132</dc:date>
    <dc:creator>ms </dc:creator>
    <meta:editing-duration>PT1M</meta:editing-duration>
    <meta:editing-cycles>1</meta:editing-cycles>
    <meta:document-statistic meta:table-count="0" meta:image-count="0" meta:object-count="0" meta:page-count="2" meta:paragraph-count="2" meta:word-count="2" meta:character-count="11" meta:non-whitespace-character-count="11"/>
    <meta:generator>LibreOfficeDev/4.4.0.0.alpha0$Linux_X86_64 LibreOffice_project/bd1b73ec9c993d9751857469e19d840000a9d318</meta:generator>
  </office:meta>
</office:document-meta>
</file>